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8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7-1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6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5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4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3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2-2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5-01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12-1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1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10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10-0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09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08-2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07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06-2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05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04-1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03-2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02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4-01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3-12-1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3-11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3-10-1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3-09-2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3-08-23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3-07-2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3-06-2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3-05-1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3-04-19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3-03-2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3-02-1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3-01-1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2-12-1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2-10-1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2-09-2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2-08-2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2-07-22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2-06-2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2-05-20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2-04-2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2-03-2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2-02-1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2-01-26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1-12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1-11-1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1-10-2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1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1-08-1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1-07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1-06-22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1-05-25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1-04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1-03-2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1-02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1-01-2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0-12-1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0-11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0-10-2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0-09-1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0-08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0-07-24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0-06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0-05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0-04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0-03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0-02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20-01-2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9-12-1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9-11-2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9-10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9-09-2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9-08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9-07-2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9-06-1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9-05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9-04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9-03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9-02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9-01-3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8-12-24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8-11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8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8-09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8-08-2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8-07-3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8-06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8-05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8-04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8-0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8-01-2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7-11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7-10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7-09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7-08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7-07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7-06-2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7-05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7-04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7-03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7-02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7-01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6-12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6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6-09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6-07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6-05-3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6-04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6-03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6-02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6-01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5-12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5-11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5-10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5-09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5-08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5-07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5-06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5-05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5-03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4-12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4-11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4-10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4-09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4-06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4-05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4-04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4-03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4-02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4-02-0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3-10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3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3-07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3-06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3-05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3-04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3-03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3-01-2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2-12-2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2-11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2-09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2-08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2-07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2-06-2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2-05-3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2-04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2-03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2-01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1-12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1-10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1-09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1-08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1-07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1-06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1-05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1-03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1-02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1-01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0-12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0-11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0-09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0-08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0-07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0-06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0-05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0-04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0-03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0-03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10-01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9-11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9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9-09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9-08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9-07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9-06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9-05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9-03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9-02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9-01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8-12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8-11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8-09-3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8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8-07-2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8-06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8-05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19070131101</text:p>
          </table:table-cell>
          <table:table-cell office:value-type="string" calcext:value-type="string">
            <text:p>MA-YAW <text:s text:c="2"/>93 YARMOUTH, MA</text:p>
          </table:table-cell>
          <table:table-cell office:value-type="string" calcext:value-type="string">
            <text:p>197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58" meta:object-count="0"/>
    <meta:user-defined meta:name="AppVersion">3.0</meta:user-defined>
  </office:meta>
</office:document-meta>
</file>